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ettings.xml"/>
  <manifest:file-entry manifest:media-type="text/xml" manifest:full-path="content.xml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image/png" manifest:full-path="Thumbnails/thumbnail.png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fo:min-height="0.511cm"/>
    </style:style>
    <style:style style:name="gr2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3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4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5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6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7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8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9" style:family="graphic" style:parent-style-name="standard">
      <style:graphic-properties draw:stroke="none" draw:fill="none" fo:min-height="0.553cm"/>
    </style:style>
    <style:style style:name="gr10" style:family="graphic" style:parent-style-name="standard">
      <style:graphic-properties draw:stroke="none" draw:fill="none" fo:min-height="0.564cm"/>
    </style:style>
    <style:style style:name="gr11" style:family="graphic" style:parent-style-name="standard">
      <style:graphic-properties draw:stroke="none" draw:fill="none" fo:min-height="0.447cm"/>
    </style:style>
    <style:style style:name="gr12" style:family="graphic" style:parent-style-name="standard">
      <style:graphic-properties draw:ole-draw-aspect="1" style:protect="size"/>
    </style:style>
    <style:style style:name="gr13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P1" style:family="paragraph"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2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frame draw:style-name="gr1" draw:text-style-name="P1" draw:layer="layout" svg:width="1.453cm" svg:height="0.761cm" svg:x="0.601cm" svg:y="0.326cm">
          <draw:text-box>
            <text:p><text:span text:style-name="T1"><text:s/></text:span><text:span text:style-name="T1">د <text:s text:c="2"/>ڈ <text:s text:c="3"/>ذ</text:span></text:p>
          </draw:text-box>
        </draw:frame>
        <draw:g>
          <draw:polygon draw:style-name="gr2" draw:text-style-name="P2" draw:layer="layout" svg:width="0.578cm" svg:height="0cm" svg:x="3.132cm" svg:y="0.98cm" svg:viewBox="0 0 579 0" draw:points="0,0 579,0">
            <text:p/>
          </draw:polygon>
          <draw:polygon draw:style-name="gr3" draw:text-style-name="P2" draw:layer="layout" svg:width="0.578cm" svg:height="0cm" svg:x="3.128cm" svg:y="1.567cm" svg:viewBox="0 0 579 0" draw:points="0,0 579,0">
            <text:p/>
          </draw:polygon>
          <draw:polygon draw:style-name="gr4" draw:text-style-name="P2" draw:layer="layout" svg:width="0.603cm" svg:height="0cm" svg:x="4.354cm" svg:y="1.29cm" svg:viewBox="0 0 604 0" draw:points="0,0 604,0">
            <text:p/>
          </draw:polygon>
          <draw:path draw:style-name="gr5" draw:text-style-name="P2" draw:layer="layout" svg:width="0.631cm" svg:height="0.991cm" svg:x="3.728cm" svg:y="0.788cm" svg:viewBox="0 0 632 992" svg:d="m315 0c159 0 317 246 317 495s-158 497-317 497h-315v-992z">
            <text:p/>
          </draw:path>
          <draw:polygon draw:style-name="gr6" draw:text-style-name="P2" draw:layer="layout" svg:width="0cm" svg:height="0cm" svg:x="3.728cm" svg:y="0.788cm" svg:viewBox="0 0 0 0" draw:points="0,0">
            <text:p/>
          </draw:polygon>
          <draw:polygon draw:style-name="gr7" draw:text-style-name="P2" draw:layer="layout" svg:width="0cm" svg:height="0cm" svg:x="4.36cm" svg:y="1.78cm" svg:viewBox="0 0 0 0" draw:points="0,0">
            <text:p/>
          </draw:polygon>
          <draw:polygon draw:style-name="gr8" draw:text-style-name="P2" draw:layer="layout" svg:width="0.578cm" svg:height="0cm" svg:x="3.132cm" svg:y="1.278cm" svg:viewBox="0 0 579 0" draw:points="0,0 579,0">
            <text:p/>
          </draw:polygon>
        </draw:g>
        <draw:frame draw:style-name="gr9" draw:layer="layout" svg:width="0.637cm" svg:height="0.803cm" svg:x="2.679cm" svg:y="0.543cm">
          <draw:text-box>
            <text:p><text:span text:style-name="T2">ذ</text:span></text:p>
          </draw:text-box>
        </draw:frame>
        <draw:frame draw:style-name="gr9" draw:layer="layout" svg:width="0.637cm" svg:height="0.803cm" svg:x="5.673cm" svg:y="0.504cm">
          <draw:text-box>
            <text:p><text:span text:style-name="T2">ڈ</text:span></text:p>
          </draw:text-box>
        </draw:frame>
        <draw:frame draw:style-name="gr9" draw:layer="layout" svg:width="0.637cm" svg:height="0.803cm" svg:x="2.682cm" svg:y="1.119cm">
          <draw:text-box>
            <text:p><text:span text:style-name="T2">د</text:span></text:p>
          </draw:text-box>
        </draw:frame>
        <draw:frame draw:style-name="gr10" draw:layer="layout" svg:width="0.637cm" svg:height="0.814cm" svg:x="4.827cm" svg:y="0.818cm">
          <draw:text-box>
            <text:p><text:span text:style-name="T2">ر</text:span></text:p>
          </draw:text-box>
        </draw:frame>
        <draw:frame draw:style-name="gr11" draw:layer="layout" svg:width="0.612cm" svg:height="0.697cm" svg:x="1.977cm" svg:y="0.27cm">
          <draw:text-box>
            <text:p><text:span text:style-name="T1">ر</text:span></text:p>
          </draw:text-box>
        </draw:frame>
        <draw:frame draw:style-name="gr12" draw:layer="layout" svg:width="1.578cm" svg:height="2.571cm" svg:x="0.858cm" svg:y="0.80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path draw:style-name="gr13" draw:text-style-name="P2" draw:layer="layout" svg:width="1.223cm" svg:height="0.422cm" svg:x="6.162cm" svg:y="0.873cm" svg:viewBox="0 0 1224 423" svg:d="m3 82h387zm-390 250h387zm433-118h404zm-612-214c106 0 212 105 212 211s-106 212-212 212h-211v-423zm0 0zm423 423z">
          <text:p/>
        </draw:path>
        <draw:frame draw:style-name="gr12" draw:layer="layout" svg:width="1.216cm" svg:height="1.278cm" svg:x="6.276cm" svg:y="1.854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9" draw:layer="layout" svg:width="0.637cm" svg:height="0.803cm" svg:x="5.685cm" svg:y="0.79cm">
          <draw:text-box>
            <text:p><text:span text:style-name="T2">د</text:span></text:p>
          </draw:text-box>
        </draw:frame>
        <draw:frame draw:style-name="gr9" draw:layer="layout" svg:width="0.637cm" svg:height="0.803cm" svg:x="2.664cm" svg:y="0.843cm">
          <draw:text-box>
            <text:p><text:span text:style-name="T2">ڈ</text:span></text:p>
          </draw:text-box>
        </draw:frame>
        <draw:frame draw:style-name="gr11" draw:layer="layout" svg:width="0.612cm" svg:height="0.697cm" svg:x="7.007cm" svg:y="1.375cm">
          <draw:text-box>
            <text:p><text:span text:style-name="T1">ر</text:span></text:p>
          </draw:text-box>
        </draw:frame>
        <draw:frame draw:style-name="gr9" draw:layer="layout" svg:width="0.637cm" svg:height="0.803cm" svg:x="6.527cm" svg:y="1.37cm">
          <draw:text-box>
            <text:p><text:span text:style-name="T2">د</text:span></text:p>
          </draw:text-box>
        </draw:frame>
        <draw:frame draw:style-name="gr9" draw:layer="layout" svg:width="0.637cm" svg:height="0.803cm" svg:x="6.139cm" svg:y="1.376cm">
          <draw:text-box>
            <text:p><text:span text:style-name="T2">ڈ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halid khan</meta:initial-creator>
    <meta:creation-date>2011-02-25T16:05:46</meta:creation-date>
    <dc:date>2011-11-13T12:11:22</dc:date>
    <dc:creator>khalid khan</dc:creator>
    <meta:editing-duration>PT6H13M19S</meta:editing-duration>
    <meta:editing-cycles>25</meta:editing-cycles>
    <meta:generator>LibreOffice/3.4$Linux LibreOffice_project/340m1$Build-402</meta:generator>
    <meta:document-statistic meta:object-count="22"/>
  </office:meta>
</office:document-meta>
</file>

<file path=Object 1/content.xml><?xml version="1.0" encoding="utf-8"?>
<math xmlns="http://www.w3.org/1998/Math/MathML">
  <semantics>
    <mrow>
      <mtable>
        <mtr>
          <mtd>
            <mrow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  <mphantom>
                <mstyle>
                  <mrow>
                    <mrow>
                      <mn>00</mn>
                    </mrow>
                  </mrow>
                </mstyle>
              </mphantom>
              <mn>0</mn>
            </mrow>
          </mtd>
        </mtr>
        <mtr>
          <mtd>
            <mrow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1</mn>
              <mphantom>
                <mstyle>
                  <mrow>
                    <mrow>
                      <mn>00</mn>
                    </mrow>
                  </mrow>
                </mstyle>
              </mphantom>
              <mn>0</mn>
            </mrow>
          </mtd>
        </mtr>
        <mtr>
          <mtd>
            <mrow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  <mphantom>
                <mstyle>
                  <mrow>
                    <mrow>
                      <mn>00</mn>
                    </mrow>
                  </mrow>
                </mstyle>
              </mphantom>
              <mn>0</mn>
            </mrow>
          </mtd>
        </mtr>
        <mtr>
          <mtd>
            <mrow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1</mn>
              <mphantom>
                <mstyle>
                  <mrow>
                    <mrow>
                      <mn>00</mn>
                    </mrow>
                  </mrow>
                </mstyle>
              </mphantom>
              <mn>0</mn>
            </mrow>
          </mtd>
        </mtr>
        <mtr>
          <mtd>
            <mrow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  <mphantom>
                <mstyle>
                  <mrow>
                    <mrow>
                      <mn>00</mn>
                    </mrow>
                  </mrow>
                </mstyle>
              </mphantom>
              <mn>0</mn>
            </mrow>
          </mtd>
        </mtr>
        <mtr>
          <mtd>
            <mrow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1</mn>
              <mphantom>
                <mstyle>
                  <mrow>
                    <mrow>
                      <mn>00</mn>
                    </mrow>
                  </mrow>
                </mstyle>
              </mphantom>
              <mn>0</mn>
            </mrow>
          </mtd>
        </mtr>
        <mtr>
          <mtd>
            <mrow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  <mphantom>
                <mstyle>
                  <mrow>
                    <mrow>
                      <mn>00</mn>
                    </mrow>
                  </mrow>
                </mstyle>
              </mphantom>
              <mn>0</mn>
            </mrow>
          </mtd>
        </mtr>
        <mtr>
          <mtd>
            <mrow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1</mn>
              <mphantom>
                <mstyle>
                  <mrow>
                    <mrow>
                      <mn>00</mn>
                    </mrow>
                  </mrow>
                </mstyle>
              </mphantom>
              <mn>1</mn>
            </mrow>
          </mtd>
        </mtr>
      </mtable>
    </mrow>
    <annotation encoding="StarMath 5.0">stack{
alignl 0 phantom{0} 0 phantom{0} 0 phantom{00} 0 #
alignl 0 phantom{0} 0 phantom{0} 1 phantom{00} 0 #
alignl 0 phantom{0} 1 phantom{0} 0 phantom{00} 0 #
alignl 0 phantom{0} 1 phantom{0} 1 phantom{00} 0 #
alignl 1 phantom{0} 0 phantom{0} 0 phantom{00} 0 #
alignl 1 phantom{0} 0 phantom{0} 1 phantom{00} 0 #
alignl 1 phantom{0} 1 phantom{0} 0 phantom{00} 0 #
alignl 1 phantom{0} 1 phantom{0} 1 phantom{00} 1 }</annotation>
  </semantics>
</math>
</file>

<file path=Object 2/content.xml><?xml version="1.0" encoding="utf-8"?>
<math xmlns="http://www.w3.org/1998/Math/MathML">
  <semantics>
    <mrow>
      <mtable>
        <mtr>
          <mtd>
            <mrow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  <mphantom>
                <mstyle>
                  <mrow>
                    <mrow>
                      <mn>00</mn>
                    </mrow>
                  </mrow>
                </mstyle>
              </mphantom>
              <mn>0</mn>
            </mrow>
          </mtd>
        </mtr>
        <mtr>
          <mtd>
            <mrow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1</mn>
              <mphantom>
                <mstyle>
                  <mrow>
                    <mrow>
                      <mn>00</mn>
                    </mrow>
                  </mrow>
                </mstyle>
              </mphantom>
              <mn>0</mn>
            </mrow>
          </mtd>
        </mtr>
        <mtr>
          <mtd>
            <mrow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  <mphantom>
                <mstyle>
                  <mrow>
                    <mrow>
                      <mn>00</mn>
                    </mrow>
                  </mrow>
                </mstyle>
              </mphantom>
              <mn>0</mn>
            </mrow>
          </mtd>
        </mtr>
        <mtr>
          <mtd>
            <mrow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1</mn>
              <mphantom>
                <mstyle>
                  <mrow>
                    <mrow>
                      <mn>00</mn>
                    </mrow>
                  </mrow>
                </mstyle>
              </mphantom>
              <mn>1</mn>
            </mrow>
          </mtd>
        </mtr>
      </mtable>
    </mrow>
    <annotation encoding="StarMath 5.0">stack{
alignl 0 phantom{0} 0 phantom{00} 0 #
alignl 0 phantom{0} 1 phantom{00} 0 #
alignl 1 phantom{0} 0 phantom{00} 0 #
alignl 1 phantom{0} 1 phantom{00} 1 }</annotation>
  </semantics>
</math>
</file>